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right"/>
    </style:style>
  </office:automatic-styles>
  <office:body>
    <office:text>
      <text:p text:style-name="P1">24 Oct. 2025</text:p>
      <text:p text:style-name="Normal"/>
      <text:p text:style-name="Normal">There once stood still a box.</text:p>
      <text:p text:style-name="Normal"> <text:s text:c="3"/>No matter how hard I tried,</text:p>
      <text:p text:style-name="Normal"> <text:s text:c="7"/>It wouldn’t open...</text:p>
      <text:p text:style-name="Normal">So all I did was watch.</text:p>
      <text:p text:style-name="Normal"/>
      <text:p text:style-name="Normal"> <text:s text:c="3"/>I had a fear there was a reason it’s so tightly closed.</text:p>
      <text:p text:style-name="Normal"> <text:s text:c="7"/>I feared something would happen if I did nothing.</text:p>
      <text:p text:style-name="Normal">But all I could was watch.</text:p>
      <text:p text:style-name="Normal"/>
      <text:p text:style-name="Normal">No matter how long I kept on it my eye,</text:p>
      <text:p text:style-name="Normal"> <text:s text:c="3"/>It wouldn’t change a lot:</text:p>
      <text:p text:style-name="Normal"> <text:s text:c="7"/>It’s the same box I was always watching...</text:p>
      <text:p text:style-name="Normal">So it did not matter how curious I am,</text:p>
      <text:p text:style-name="Normal"> <text:s text:c="3"/>It was wrong to try and open.</text:p>
      <text:p text:style-name="Normal"/>
      <text:p text:style-name="Normal">What if I broke the key?</text:p>
      <text:p text:style-name="Normal"> <text:s text:c="3"/>It did not matter what’s inside:</text:p>
      <text:p text:style-name="Normal"> <text:s text:c="7"/>It’s a box I’ve always seen.</text:p>
      <text:p text:style-name="Normal"/>
      <text:p text:style-name="Normal">So what’s the point in trying?</text:p>
      <text:p text:style-name="Normal"> <text:s text:c="3"/>What if I broke the lock?</text:p>
      <text:p text:style-name="Normal"> <text:s text:c="7"/>Hence, all I did,</text:p>
      <text:p text:style-name="Normal">Was leave it behin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